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2" style:family="paragraph" style:parent-style-name="Heading_20_1" style:list-style-name="WWNum2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fo:font-size="12pt" style:font-size-asian="12pt" style:font-size-complex="12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es de gestió empresarial</text:span><text:span text:style-name="T2"><text:line-break/></text:span><text:span text:style-name="T3">UD 00.(Semi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4owcmsjlyn6b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3"/>
      <text:p text:style-name="P14"><text:span text:style-name="T14">UD00. Activitats no avaluables (Semipresencial)</text:span></text:p>
      <text:list xml:id="list2690178031" text:style-name="WWNum2">
        <text:list-item>
          <text:p text:style-name="P22"><text:bookmark text:name="_4owcmsjlyn6b"/>Activitat 01</text:p>
        </text:list-item>
      </text:list>
      <text:list xml:id="list2599816236" text:style-name="WWNum1">
        <text:list-item>
          <text:p text:style-name="P19">Registrat al portal <text:a xlink:type="simple" xlink:href="http://www.aprendeaprogramar.org" text:style-name="ListLabel_20_10" text:visited-style-name="ListLabel_20_10"><text:span text:style-name="T18">www.aprendeaprogramar.org</text:span></text:a> </text:p>
        </text:list-item>
        <text:list-item>
          <text:p text:style-name="P20">Automatriculat en el curs “Programació bàsica en Python 3”.</text:p>
        </text:list-item>
        <text:list-item>
          <text:p text:style-name="P21">Comenta en el fòrum de la unitat aquells que tinguen més dificultats, que hages plantejat solucions alternatives, solucions a aquelles que no tenen solució penjada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no avaluables</text:span></text:p>
      </style:header>
      <style:footer>
        <text:p text:style-name="MP4"><text:span text:style-name="MT1">Sistemes de gestió empresarial<text:tab/><text:tab/>UD00 - Pà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154" meta:character-count="1039" meta:non-whitespace-character-count="901"/>
    <meta:generator>LibreOfficeDev/6.0.5.2$Linux_X86_64 LibreOffice_project/</meta:generator>
  </office:meta>
</office:document-meta>
</file>